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4.498cm" style:rel-column-width="2550*"/>
    </style:style>
    <style:style style:name="Tabela1.B" style:family="table-column">
      <style:table-column-properties style:column-width="12.515cm" style:rel-column-width="709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ementy stałe</text:h>
      <text:h text:style-name="Heading_20_2" text:outline-level="2">Sklep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Drobna gastronomia</text:p>
          </table:table-cell>
          <table:table-cell table:style-name="Tabela1.B1" office:value-type="string">
            <text:p text:style-name="Table_20_Contents">cukiernia, lody</text:p>
          </table:table-cell>
        </table:table-row>
        <table:table-row>
          <table:table-cell table:style-name="Tabela1.A2" office:value-type="string">
            <text:p text:style-name="P1">Usługi</text:p>
          </table:table-cell>
          <table:table-cell table:style-name="Tabela1.B2" office:value-type="string">
            <text:p text:style-name="Table_20_Contents">fotograf, fryzjer, pralnia, ksero + klucze, optyk</text:p>
          </table:table-cell>
        </table:table-row>
        <table:table-row>
          <table:table-cell table:style-name="Tabela1.A2" office:value-type="string">
            <text:p text:style-name="P1">Urzędy</text:p>
          </table:table-cell>
          <table:table-cell table:style-name="Tabela1.B2" office:value-type="string">
            <text:p text:style-name="Table_20_Contents">poczta, bank</text:p>
          </table:table-cell>
        </table:table-row>
        <table:table-row>
          <table:table-cell table:style-name="Tabela1.A2" office:value-type="string">
            <text:p text:style-name="P1">Inne</text:p>
          </table:table-cell>
          <table:table-cell table:style-name="Tabela1.B2" office:value-type="string">
            <text:p text:style-name="Table_20_Contents">bawialnia</text:p>
          </table:table-cell>
        </table:table-row>
        <table:table-row>
          <table:table-cell table:style-name="Tabela1.A2" office:value-type="string">
            <text:p text:style-name="P1">Stoiska „na środku”</text:p>
          </table:table-cell>
          <table:table-cell table:style-name="Tabela1.B2" office:value-type="string">
            <text:p text:style-name="Table_20_Contents">prezenty, 101 drobiazgów, akcesoria do tel. kom., dostawcy TV, promocje</text:p>
          </table:table-cell>
        </table:table-row>
        <table:table-row>
          <table:table-cell table:style-name="Tabela1.A2" office:value-type="string">
            <text:p text:style-name="P1">-</text:p>
          </table:table-cell>
          <table:table-cell table:style-name="Tabela1.B2" office:value-type="string">
            <text:p text:style-name="Table_20_Contents">hipermarket</text:p>
          </table:table-cell>
        </table:table-row>
        <table:table-row>
          <table:table-cell table:style-name="Tabela1.A2" office:value-type="string">
            <text:p text:style-name="P1">Sklepy</text:p>
          </table:table-cell>
          <table:table-cell table:style-name="Tabela1.B2" office:value-type="string">
            <text:p text:style-name="Table_20_Contents">ubrania, biżuteria, zegarki, obuwie, kosmetyki, księgarnia, salonik prasowy, zoologia, multimedia, apteka, kwiaciarnia</text:p>
          </table:table-cell>
        </table:table-row>
        <table:table-row>
          <table:table-cell table:style-name="Tabela1.A2" office:value-type="string">
            <text:p text:style-name="P1">Salony</text:p>
          </table:table-cell>
          <table:table-cell table:style-name="Tabela1.B2" office:value-type="string">
            <text:p text:style-name="Table_20_Contents">komórki, TV</text:p>
          </table:table-cell>
        </table:table-row>
        <table:table-row>
          <table:table-cell table:style-name="Tabela1.A2" office:value-type="string">
            <text:p text:style-name="P1">Gastronomia</text:p>
          </table:table-cell>
          <table:table-cell table:style-name="Tabela1.B2" office:value-type="string">
            <text:p text:style-name="Table_20_Contents">restauracja, bar szybkiej obsługi</text:p>
          </table:table-cell>
        </table:table-row>
        <table:table-row>
          <table:table-cell table:style-name="Tabela1.A2" office:value-type="string">
            <text:p text:style-name="P1">Wyposażenie mieszkań</text:p>
          </table:table-cell>
          <table:table-cell table:style-name="Tabela1.B2" office:value-type="string">
            <text:p text:style-name="Table_20_Contents">meble, RTV + AGD</text:p>
          </table:table-cell>
        </table:table-row>
      </table:table>
      <text:p text:style-name="Text_20_body"/>
      <text:p text:style-name="Text_20_body"><text:span text:style-name="T3">Parametry istotne dla symulacji</text:span>:</text:p>
      <text:list xml:id="list33357300" text:style-name="L3">
        <text:list-item>
          <text:p text:style-name="P6">wielkość witryny, jakość ekspozycji</text:p>
        </text:list-item>
        <text:list-item>
          <text:p text:style-name="P6">markowość</text:p>
        </text:list-item>
        <text:list-item>
          <text:p text:style-name="P6">lada / wejście do środka</text:p>
        </text:list-item>
      </text:list>
      <text:p text:style-name="Text_20_body"/>
      <text:h text:style-name="Heading_20_2" text:outline-level="2">Elementy wnętrza</text:h>
      <text:list xml:id="list33388272" text:style-name="L4">
        <text:list-item>
          <text:p text:style-name="P7"><text:span text:style-name="T1">ławeczka</text:span><text:line-break/>Dojście „przez tłum”.<text:line-break/>Omijana trochę szerzej, gdy zajęta przez ludzi (ze względu na strefę komfortu?).</text:p>
        </text:list-item>
        <text:list-item>
          <text:p text:style-name="P7"><text:span text:style-name="T1">kosz na śmieci</text:span><text:line-break/>Dojście do kosza często „na azymut”</text:p>
        </text:list-item>
      </text:list>
      <text:p text:style-name="Text_20_body"/>
      <text:h text:style-name="Heading_20_1" text:outline-level="1">Klienci</text:h>
      <text:h text:style-name="Heading_20_2" text:outline-level="2">Parametry</text:h>
      <text:list xml:id="list33411154" text:style-name="L5">
        <text:list-item>
          <text:p text:style-name="P8"><text:span text:style-name="T1">wiek (młodzież/dorośli/emeryci)</text:span><text:line-break/>prędkość maksymalna, dynamizm ruchu (przyspieszenie, zmiana „pasa ruchu”)</text:p>
        </text:list-item>
        <text:list-item>
          <text:p text:style-name="P8">grubość portfla</text:p>
        </text:list-item>
        <text:list-item>
          <text:p text:style-name="P8">płeć</text:p>
        </text:list-item>
      </text:list>
      <text:p text:style-name="Text_20_body"/>
      <text:p text:style-name="Text_20_body"><text:soft-page-break/><text:span text:style-name="T3">Średnie prędkości ruchu</text:span><text:span text:style-name="T4"> (płytka p = 0,25x0,25m)</text:span>:</text:p>
      <text:list xml:id="list33437784" text:style-name="L6">
        <text:list-item>
          <text:p text:style-name="P9">energiczny dorosły: 6km/h (~7 p/s)</text:p>
        </text:list-item>
        <text:list-item>
          <text:p text:style-name="P9">„normalny” dorosły: 4,5km/h (5 p/s)</text:p>
        </text:list-item>
        <text:list-item>
          <text:p text:style-name="P9">emeryci, wałęsający się: 2,2km/h (3 p/s)</text:p>
        </text:list-item>
      </text:list>
      <text:h text:style-name="Heading_20_2" text:outline-level="2">Zachowania</text:h>
      <text:list xml:id="list33178916" text:style-name="L1">
        <text:list-item>
          <text:p text:style-name="P2"><text:span text:style-name="T1">efekt kolejki (dla drobnej gastronomii)</text:span><text:line-break/>O! Tyle ludzi stoi? To ja też zobaczę, o co chodzi!</text:p>
        </text:list-item>
        <text:list-item>
          <text:p text:style-name="P4">łakomstwo<text:line-break/><text:span text:style-name="T2">Nie, nie jestem głodny, ale z chęcią zjem obważanka, gałkę lodów albo małe ciastko...</text:span></text:p>
        </text:list-item>
        <text:list-item>
          <text:p text:style-name="P4">mam zapierdol na fejsie<text:line-break/><text:span text:style-name="T2">Mam wiadomość – bez względu na gęstość tłumu muszę koniecznie odpisać. [Wolny krok, losowe zatrzymywanie się, obniżona koncentracja.]</text:span></text:p>
        </text:list-item>
        <text:list-item>
          <text:p text:style-name="P4">kolejka „na sztorc”<text:span text:style-name="T2"><text:line-break/>Do KFC, McDonald's-a, bankomatu. Ludzie potrafią zastawić pół alejki.</text:span></text:p>
        </text:list-item>
        <text:list-item>
          <text:p text:style-name="P4">efekt młodego ciała (dla witryn)<text:span text:style-name="T2"><text:line-break/>Chcę się napatrzyć, ale zwalniając krok od razu zostanę przyłapany. [Obniżona koncentracja].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weł Kłeczek</meta:initial-creator>
    <meta:creation-date>2012-10-28T13:04:43.46</meta:creation-date>
    <dc:date>2012-10-28T14:43:21.45</dc:date>
    <dc:creator>Paweł Kłeczek</dc:creator>
    <meta:editing-duration>PT1H38M34S</meta:editing-duration>
    <meta:editing-cycles>16</meta:editing-cycles>
    <meta:generator>OpenOffice.org/3.3$Win32 OpenOffice.org_project/330m20$Build-9567</meta:generator>
    <meta:document-statistic meta:table-count="1" meta:image-count="0" meta:object-count="0" meta:page-count="2" meta:paragraph-count="44" meta:word-count="246" meta:character-count="1619"/>
  </office:meta>
</office:document-meta>
</file>